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 Mono" fo:font-size="10pt" style:font-size-asian="10pt" style:font-size-complex="10pt"/>
    </style:style>
    <style:style style:name="P2" style:family="paragraph" style:parent-style-name="Standard">
      <style:text-properties style:font-name="DejaVu Sans Mono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DejaVu Sans Mono"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DejaVu Sans Mono" fo:font-size="16pt" style:font-size-asian="16pt" style:font-size-complex="16pt"/>
    </style:style>
    <style:style style:name="P5" style:family="paragraph" style:parent-style-name="Standard">
      <style:text-properties style:font-name="DejaVu Sans Mono" fo:font-size="10pt" style:font-size-asian="10pt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atrick T Anderson <text:s/>Senior Software Engineer</text:p>
      <text:p text:style-name="P1"><text:s text:c="18"/>Patrick.T.Anderson@gmail.com <text:s/>(801) 815-3819</text:p>
      <text:p text:style-name="P1"/>
      <text:p text:style-name="P1"/>
      <text:p text:style-name="P1"/>
      <text:p text:style-name="P3">Objectives</text:p>
      <text:p text:style-name="P1">Use symmetry and implicit patterns to enforce clear resource contracts.</text:p>
      <text:p text:style-name="P1">Minimize code size and complexity. Eliminate redundance. Orthoganalize.</text:p>
      <text:p text:style-name="P1">Use pass-through design to simplify automation and reduce maintenance.</text:p>
      <text:p text:style-name="P1">Create tools to let users easily make and alter the software they want.</text:p>
      <text:p text:style-name="P1"/>
      <text:p text:style-name="P1"/>
      <text:p text:style-name="P3">Timeline</text:p>
      <text:p text:style-name="P2">May/2016 - Mar/2018 <text:s/>Sling TV</text:p>
      <text:p text:style-name="P1">Redesign, rewrite and repair the core of in-house C++/lua video player.</text:p>
      <text:p text:style-name="P1">Triage and repair problems with threading, resource locking, scheduling.</text:p>
      <text:p text:style-name="P1">Create and manage Jenkins jobs to automate the build and run some tests.</text:p>
      <text:p text:style-name="P1"/>
      <text:p text:style-name="P1"/>
      <text:p text:style-name="P2">Dec/2013 - Nov/2015 <text:s/>RackWare</text:p>
      <text:p text:style-name="P1">Extend, solidify and simplify file-based imaging suite using C++, Batch, Bash.</text:p>
      <text:p text:style-name="P1">Script the build, package, verify, install, test and report using git, Jenkins.</text:p>
      <text:p text:style-name="P1">Automate VM lifecycle management on vSphere, KVM, XEN through virsh and others.</text:p>
      <text:p text:style-name="P1"/>
      <text:p text:style-name="P1"/>
      <text:p text:style-name="P2">Oct/2008 - Oct/2013 <text:s/>StorageCraft</text:p>
      <text:p text:style-name="P1">Write caching VHD and VHDX plugins in Object-Oriented-C on Windows, Linux, OS X.</text:p>
      <text:p text:style-name="P1">Extend cross-platform, block-based imaging suite using Emacs Lisp, OO-C and C++.</text:p>
      <text:p text:style-name="P1">Integrate VMware VDDK libraries for VMDK and ESXi targets using C++ and REST.</text:p>
      <text:p text:style-name="P1">Write skeleton snapshot driver for HFS+ on Mac OS X using C and Xcode.</text:p>
      <text:p text:style-name="P1">Automate build system to compile, sign, package, verify and report.</text:p>
      <text:p text:style-name="P1">Develop simple C++ framework to overcome Windows installer limitations.</text:p>
      <text:p text:style-name="P1"/>
      <text:p text:style-name="P1"/>
      <text:p text:style-name="P2">Aug/2005 - Oct/2008 <text:s/>Social Sufficiency Coalition <text:s/>[Sole Proprietor]</text:p>
      <text:p text:style-name="P1">Begin basic Linux and Android development.</text:p>
      <text:p text:style-name="P1">Write autolink "pass through" static website generator 'lens.el' with XHTML and CSS.</text:p>
      <text:p text:style-name="P1">Use this tool to enforce strict term definitions for comparison of economic models.</text:p>
      <text:p text:style-name="P1">Define new Mode of Production implemented through Intra Owner Trade Agreement (IOTA).</text:p>
      <text:p text:style-name="P1"/>
      <text:p text:style-name="P1"/>
      <text:p text:style-name="P2">Aug/2000-Aug/2005 <text:s/>Altiris</text:p>
      <text:p text:style-name="P1">Write thin C++ library to automate resource management and simplify Win32 API.</text:p>
      <text:p text:style-name="P1">Increase performance and decrease maintenance using "pass through" interfaces.</text:p>
      <text:p text:style-name="P1">Extend, debug and repair Windows device drivers to read/write hardware settings.</text:p>
      <text:p text:style-name="P1">Write W32 Service remotely control and report computer settings.</text:p>
      <text:p text:style-name="P1">Write simple HTTP and IMAP clients to send commands, and parse results.</text:p>
      <text:p text:style-name="P1">Write self-extracting installer conforming to "Add/Remove Programs" guidelines.</text:p>
      <text:p text:style-name="P1">Write dynamic virtual file system for incremental backup to removable media.</text:p>
      <text:p text:style-name="P1">Write some simple stored procedures against MSSQL.</text:p>
      <text:p text:style-name="P1"/>
      <text:p text:style-name="P1"/>
      <text:p text:style-name="P2">Aug/1999-Aug/2000 <text:s/>NovaRad</text:p>
      <text:p text:style-name="P1">Integrate DICOM transport and JPEG2k compression into C++ medical imaging client.</text:p>
      <text:p text:style-name="P1">Design predictive caching SCSI robotic tape archiver and begin C implementation.</text:p>
      <text:p text:style-name="P1"/>
      <text:p text:style-name="P1"/>
      <text:p text:style-name="P2"><text:soft-page-break/>Jul/1997-Aug/1999 <text:s/>NetSchools</text:p>
      <text:p text:style-name="P1">Develop UDP/IP packet generator and simple sniffer for IR network.</text:p>
      <text:p text:style-name="P1">Develop network logon provider in C using SSPI and Blowfish encryption.</text:p>
      <text:p text:style-name="P1">Help develop write-protection for Windows 9x filesystem and registry.</text:p>
      <text:p text:style-name="P1">Extend compressing RAM paging driver and keyboard filter VxD using MS DDK.</text:p>
      <text:p text:style-name="P1"/>
      <text:p text:style-name="P1"/>
      <text:p text:style-name="P2">Jun/1996-Jun/1997 <text:s/>BioVision Motion Capture</text:p>
      <text:p text:style-name="P1">Develop parsers and C++ glue code to import motion capture data.</text:p>
      <text:p text:style-name="P1">Develop other tools to simplify and automate motion data transforms.</text:p>
      <text:p text:style-name="P1">Use matrix mathematics and spline approximations to smooth sparse data.</text:p>
      <text:p text:style-name="P1"/>
      <text:p text:style-name="P1"/>
      <text:p text:style-name="P2">Feb/1996-Jul/1996 <text:s/>IBM Eduquest</text:p>
      <text:p text:style-name="P1">Track and fix application bugs in C++ educational software.</text:p>
      <text:p text:style-name="P1">Help write printer driver to translate between Postscript, PCL, PDDP.</text:p>
      <text:p text:style-name="P1"/>
      <text:p text:style-name="P1"/>
      <text:p text:style-name="P3">Education</text:p>
      <text:p text:style-name="P2">Jan/1995-Dec/1998 <text:s/>Brigham Young University</text:p>
      <text:p text:style-name="P1">B.S. in Computer Science 3.6 GPA</text:p>
      <text:p text:style-name="P1">Teacher's Aid for "Discrete Structures and Combinatorial Mathematics" I and II</text:p>
      <text:p text:style-name="P1">Independent C/C++ tuto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15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09T15:55:23.814302143</meta:creation-date>
    <dc:date>2018-07-09T16:05:18.554943482</dc:date>
    <meta:editing-duration>PT9M28S</meta:editing-duration>
    <meta:editing-cycles>2</meta:editing-cycles>
    <meta:generator>LibreOffice/5.4.7.2$Linux_X86_64 LibreOffice_project/40$Build-2</meta:generator>
    <meta:document-statistic meta:table-count="0" meta:image-count="0" meta:object-count="0" meta:page-count="2" meta:paragraph-count="57" meta:word-count="484" meta:character-count="3444" meta:non-whitespace-character-count="2986"/>
  </office:meta>
</office:document-meta>
</file>